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800C2FAB5E9DF8BB4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841cm" fo:min-width="6.30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841cm" fo:min-width="4.27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841cm" fo:min-width="3.76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476cm" fo:min-width="3.38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01cm" svg:height="19.201cm" draw:transform="rotate (1.5707963267949) translate (0.799cm 20.805cm)">
          <draw:image xlink:href="Pictures/100000000000060000000800C2FAB5E9DF8BB4F8.jpg" xlink:type="simple" xlink:show="embed" xlink:actuate="onLoad" loext:mime-type="image/jpeg">
            <text:p/>
          </draw:image>
        </draw:frame>
        <draw:custom-shape draw:style-name="gr2" draw:text-style-name="P2" draw:layer="layout" svg:width="6.858cm" svg:height="1.143cm" svg:x="1.127cm" svg:y="7.858cm">
          <text:p text:style-name="P1">6- forward full speed.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1.143cm" svg:x="11.414cm" svg:y="7.858cm">
          <text:p text:style-name="P1">5- switch to pc contr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143cm" svg:x="3.159cm" svg:y="16.24cm">
          <text:p text:style-name="P1">D- deceler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318cm" svg:height="1.143cm" svg:x="7.604cm" svg:y="6.461cm">
          <text:p text:style-name="P1">Power on/off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143cm" svg:x="0.873cm" svg:y="9.636cm">
          <text:p text:style-name="P1">U- accelera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37cm" svg:height="1.778cm" svg:x="0.873cm" svg:y="11.287cm">
          <text:p text:style-name="P1">L- accelerate </text:p>
          <text:p text:style-name="P1">clockwis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37cm" svg:height="1.778cm" svg:x="8.62cm" svg:y="13.954cm">
          <text:p text:style-name="P3"><text:span text:style-name="T1">R- </text:span>decelerate</text:p>
          <text:p text:style-name="P1">clockwis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096cm" svg:y1="10.144cm" svg:x2="6.715cm" svg:y2="8.874cm">
          <text:p/>
        </draw:line>
        <draw:line draw:style-name="gr6" draw:text-style-name="P1" draw:layer="layout" svg:x1="11.795cm" svg:y1="10.271cm" svg:x2="15.351cm" svg:y2="9.001cm">
          <text:p/>
        </draw:line>
        <draw:line draw:style-name="gr6" draw:text-style-name="P1" draw:layer="layout" svg:x1="9.382cm" svg:y1="12.303cm" svg:x2="9.382cm" svg:y2="7.477cm">
          <text:p/>
        </draw:line>
        <draw:line draw:style-name="gr6" draw:text-style-name="P1" draw:layer="layout" svg:x1="6.588cm" svg:y1="11.541cm" svg:x2="5.572cm" svg:y2="10.144cm">
          <text:p/>
        </draw:line>
        <draw:line draw:style-name="gr6" draw:text-style-name="P1" draw:layer="layout" svg:x1="6.207cm" svg:y1="13.065cm" svg:x2="5.445cm" svg:y2="16.367cm">
          <text:p/>
        </draw:line>
        <draw:line draw:style-name="gr6" draw:text-style-name="P1" draw:layer="layout" svg:x1="5.572cm" svg:y1="12.176cm" svg:x2="4.81cm" svg:y2="12.049cm">
          <text:p/>
        </draw:line>
        <draw:line draw:style-name="gr6" draw:text-style-name="P1" draw:layer="layout" svg:x1="7.35cm" svg:y1="12.684cm" svg:x2="8.62cm" svg:y2="13.9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0:29:39.179904153</meta:creation-date>
    <dc:date>2022-03-28T20:55:10.807530596</dc:date>
    <meta:editing-duration>PT2M59S</meta:editing-duration>
    <meta:editing-cycles>1</meta:editing-cycles>
    <meta:document-statistic meta:object-count="15"/>
    <meta:generator>LibreOffice/6.4.7.2$Linux_X86_64 LibreOffice_project/40$Build-2</meta:generator>
  </office:meta>
</office:document-meta>
</file>